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text-underline-style="solid" style:text-underline-width="auto" style:text-underline-color="font-color" fo:font-weight="bold" officeooo:rsid="0006a89c" officeooo:paragraph-rsid="0006a89c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style:text-underline-style="solid" style:text-underline-width="auto" style:text-underline-color="font-color" fo:font-weight="bold" officeooo:rsid="0006a89c" officeooo:paragraph-rsid="0006a89c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fo:font-size="12pt" style:text-underline-style="none" fo:font-weight="normal" officeooo:rsid="0006a89c" officeooo:paragraph-rsid="0006a89c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s vers les fichiers du drive :</text:p>
      <text:p text:style-name="P3"/>
      <text:p text:style-name="P3">- Document final :</text:p>
      <text:p text:style-name="P3"><text:s/><text:a xlink:type="simple" xlink:href="https://docs.google.com/document/d/1A5TgoFLJ9YKm07GAGR2D0nt4tWqK4BfGRLeRfikAnaI/edit?usp=sharing" text:style-name="Internet_20_link" text:visited-style-name="Visited_20_Internet_20_Link">https://docs.google.com/document/d/1A5TgoFLJ9YKm07GAGR2D0nt4tWqK4BfGRLeRfikAnaI/edit?usp=sharing</text:a></text:p>
      <text:p text:style-name="P3"/>
      <text:p text:style-name="P3">- Powerpoint présentation :</text:p>
      <text:p text:style-name="P3"/>
      <text:p text:style-name="P3"><text:a xlink:type="simple" xlink:href="https://docs.google.com/presentation/d/1ct0ZlTZ6uhEEA4qD3-ozcMVsqIeF8ICCMbj_W81cKek/edit?usp=sharing" text:style-name="Internet_20_link" text:visited-style-name="Visited_20_Internet_20_Link">https://docs.google.com/presentation/d/1ct0ZlTZ6uhEEA4qD3-ozcMVsqIeF8ICCMbj_W81cKek/edit?usp=sharing</text:a></text:p>
      <text:p text:style-name="P3"/>
      <text:p text:style-name="P3">- Speech présentation :</text:p>
      <text:p text:style-name="P3"/>
      <text:p text:style-name="P3"><text:a xlink:type="simple" xlink:href="https://docs.google.com/document/d/15u4AbJdnHia86jrrccSDNyipokcCPHy1dwsS8uxF7w8/edit?usp=sharing" text:style-name="Internet_20_link" text:visited-style-name="Visited_20_Internet_20_Link">https://docs.google.com/document/d/15u4AbJdnHia86jrrccSDNyipokcCPHy1dwsS8uxF7w8/edit?usp=sharing</text:a></text:p>
      <text:p text:style-name="P3"/>
      <text:p text:style-name="P2">Lien vers le trello :</text:p>
      <text:p text:style-name="P2"/>
      <text:p text:style-name="P3"><text:a xlink:type="simple" xlink:href="https://trello.com/invite/b/am2qliJE/78af4fe938cc7388073dabcde5b6655a/projet-application-recette" text:style-name="Internet_20_link" text:visited-style-name="Visited_20_Internet_20_Link">https://trello.com/invite/b/am2qliJE/78af4fe938cc7388073dabcde5b6655a/projet-application-recette</text:a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2T08:55:48.692000000</dc:date>
    <meta:editing-duration>PT3M17S</meta:editing-duration>
    <meta:editing-cycles>1</meta:editing-cycles>
    <meta:document-statistic meta:table-count="0" meta:image-count="0" meta:object-count="0" meta:page-count="1" meta:paragraph-count="9" meta:word-count="28" meta:character-count="512" meta:non-whitespace-character-count="492"/>
    <meta:generator>LibreOffice/7.1.0.3$Windows_X86_64 LibreOffice_project/f6099ecf3d29644b5008cc8f48f42f4a40986e4c</meta:generator>
  </office:meta>
</office:document-meta>
</file>